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77B65002F4224ECC703.png" manifest:media-type="image/png"/>
  <manifest:file-entry manifest:full-path="Pictures/1000000000000020000000204B249CA79A42C6D7.png" manifest:media-type="image/png"/>
  <manifest:file-entry manifest:full-path="Pictures/10000201000001450000022520F2FFE95E41EA5B.png" manifest:media-type="image/png"/>
  <manifest:file-entry manifest:full-path="Pictures/100002000000018B00000288F179AA5F41F9C637.png" manifest:media-type="image/png"/>
  <manifest:file-entry manifest:full-path="Pictures/10000201000002BC000001DB65B9D93BE0E6D489.png" manifest:media-type="image/png"/>
  <manifest:file-entry manifest:full-path="Pictures/100002000000012C0000029134A7690378F6826A.png" manifest:media-type="image/png"/>
  <manifest:file-entry manifest:full-path="Pictures/1000020000000398000002A9E2E37CD237EFC7B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vertical-align="middle" draw:auto-grow-height="false" fo:min-height="1.654cm" fo:min-width="1.749cm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0cm" fo:min-width="2.5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0.26cm" fo:min-width="3.17cm"/>
    </style:style>
    <style:style style:name="gr4" style:family="graphic" style:parent-style-name="standard">
      <style:graphic-properties draw:fill-color="#cccccc" draw:textarea-vertical-align="middle" draw:auto-grow-height="false" fo:min-height="1.65cm" fo:min-width="4.71cm"/>
    </style:style>
    <style:style style:name="gr5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42cm, 0.599cm, 0cm)" draw:image-opacity="100%" style:mirror="none"/>
    </style:style>
    <style:style style:name="gr7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/>
    </style:style>
    <style:style style:name="gr9" style:family="graphic" style:parent-style-name="standard">
      <style:graphic-properties draw:fill-color="#cccccc" draw:textarea-vertical-align="middle" draw:auto-grow-height="false" fo:min-height="1.62cm" fo:min-width="2.8cm"/>
    </style:style>
    <style:style style:name="gr10" style:family="graphic" style:parent-style-name="standard">
      <style:graphic-properties draw:fill-color="#cccccc" draw:textarea-vertical-align="middle" draw:auto-grow-height="false" fo:min-height="1.63cm" fo:min-width="2.7cm"/>
    </style:style>
    <style:style style:name="gr11" style:family="graphic" style:parent-style-name="standard">
      <style:graphic-properties draw:fill-color="#e9b96e" draw:textarea-vertical-align="middle" draw:auto-grow-height="false" fo:min-height="3.75cm" fo:min-width="16.5cm"/>
    </style:style>
    <style:style style:name="gr12" style:family="graphic" style:parent-style-name="standard">
      <style:graphic-properties draw:fill-color="#cccccc" draw:textarea-vertical-align="middle" draw:auto-grow-height="false" fo:min-height="1.63cm" fo:min-width="2.5cm"/>
    </style:style>
    <style:style style:name="gr13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1.142cm, 5.397cm, 0.698cm, 5.502cm)" draw:image-opacity="100%" style:mirror="non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9b96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49cm" svg:height="1.904cm" draw:transform="rotate (1.54513998679058) translate (5.7cm 16.248cm)">
          <text:p/>
          <draw:enhanced-geometry draw:glue-point-type="segments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2" draw:layer="layout" svg:width="3cm" svg:height="0.2cm" svg:x="16.81cm" svg:y="2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7cm" svg:height="0.51cm" svg:x="6.15cm" svg:y="2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1cm" svg:height="1.9cm" svg:x="6.151cm" svg:y="26.8cm">
          <text:p/>
          <draw:enhanced-geometry draw:glue-point-type="segments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" draw:text-style-name="P3" draw:layer="layout" svg:width="4.08cm" svg:height="10.2cm" svg:x="12cm" svg:y="17.59cm">
          <draw:image xlink:href="Pictures/10000201000003200000077B65002F4224ECC703.png" xlink:type="simple" xlink:show="embed" xlink:actuate="onLoad">
            <text:p/>
          </draw:image>
        </draw:frame>
        <draw:frame draw:style-name="gr6" draw:text-style-name="P3" draw:layer="layout" svg:width="19.499cm" svg:height="13.499cm" draw:transform="rotate (1.5707963267949) translate (4.5cm 20.499cm)">
          <draw:image xlink:href="Pictures/10000201000002BC000001DB65B9D93BE0E6D489.png" xlink:type="simple" xlink:show="embed" xlink:actuate="onLoad">
            <text:p/>
          </draw:image>
        </draw:frame>
        <draw:frame draw:style-name="gr7" draw:text-style-name="P4" draw:layer="layout" svg:width="6.36cm" svg:height="10.5cm" svg:x="5.5cm" svg:y="17.5cm">
          <draw:image xlink:href="Pictures/100002000000018B00000288F179AA5F41F9C637.png" xlink:type="simple" xlink:show="embed" xlink:actuate="onLoad">
            <text:p/>
          </draw:image>
        </draw:frame>
        <draw:frame draw:style-name="gr8" draw:text-style-name="P3" draw:layer="layout" svg:width="4.68cm" svg:height="10.4cm" svg:x="1.32cm" svg:y="17.512cm">
          <draw:image xlink:href="Pictures/100002000000012C0000029134A7690378F6826A.png" xlink:type="simple" xlink:show="embed" xlink:actuate="onLoad">
            <text:p/>
          </draw:image>
        </draw:frame>
        <draw:custom-shape draw:style-name="gr9" draw:text-style-name="P1" draw:layer="layout" svg:width="3.3cm" svg:height="1.87cm" svg:x="1.8cm" svg:y="26.832cm">
          <text:p/>
          <draw:enhanced-geometry draw:glue-point-type="segments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1" draw:layer="layout" svg:width="3.2cm" svg:height="1.88cm" svg:x="13cm" svg:y="26.83cm">
          <text:p/>
          <draw:enhanced-geometry draw:glue-point-type="segments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17cm" svg:height="4cm" draw:transform="rotate (1.5707963267949) translate (16cm 18cm)">
          <text:p/>
          <draw:enhanced-geometry draw:glue-point-type="segments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1" draw:layer="layout" svg:width="3cm" svg:height="1.88cm" svg:x="16.81cm" svg:y="25.3cm">
          <text:p/>
          <draw:enhanced-geometry draw:glue-point-type="segments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3" draw:text-style-name="P4" draw:layer="layout" svg:width="3.69cm" svg:height="5.5cm" svg:x="16.31cm" svg:y="21cm">
          <draw:image xlink:href="Pictures/1000020000000398000002A9E2E37CD237EFC7B8.png" xlink:type="simple" xlink:show="embed" xlink:actuate="onLoad">
            <text:p/>
          </draw:image>
        </draw:frame>
        <draw:frame draw:style-name="gr7" draw:text-style-name="P4" draw:layer="layout" svg:width="3.25cm" svg:height="5.5cm" draw:transform="rotate (1.5707963267949) translate (1.5cm 16.713cm)">
          <draw:image xlink:href="Pictures/10000201000001450000022520F2FFE95E41EA5B.png" xlink:type="simple" xlink:show="embed" xlink:actuate="onLoad">
            <text:p/>
          </draw:image>
        </draw:frame>
        <draw:frame draw:style-name="gr7" draw:text-style-name="P4" draw:layer="layout" svg:width="3.25cm" svg:height="5.5cm" svg:x="1.5cm" svg:y="7cm">
          <draw:image xlink:href="Pictures/10000201000001450000022520F2FFE95E41EA5B.png" xlink:type="simple" xlink:show="embed" xlink:actuate="onLoad">
            <text:p/>
          </draw:image>
        </draw:frame>
        <draw:custom-shape draw:style-name="gr1" draw:text-style-name="P1" draw:layer="layout" svg:width="2.249cm" svg:height="1.904cm" svg:x="1.9cm" svg:y="11.2cm">
          <text:p/>
          <draw:enhanced-geometry draw:glue-point-type="segments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0M6S</meta:editing-duration>
    <meta:editing-cycles>5</meta:editing-cycles>
    <meta:generator>LibreOffice/5.3.7.2$Windows_X86_64 LibreOffice_project/6b8ed514a9f8b44d37a1b96673cbbdd077e24059</meta:generator>
    <dc:date>2019-12-22T18:02:33.419000000</dc:date>
    <meta:document-statistic meta:object-count="16"/>
  </office:meta>
</office:document-meta>
</file>